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75ad" officeooo:paragraph-rsid="001275ad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ffins à la courgett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04:55.222457100</meta:creation-date>
    <dc:date>2025-05-29T10:05:06.859265800</dc:date>
    <meta:editing-duration>PT12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25.2.2.2$Windows_X86_64 LibreOffice_project/7370d4be9e3cf6031a51beef54ff3bda878e3fac</meta:generator>
  </office:meta>
</office:document-meta>
</file>